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/>
    </style:style>
    <style:style style:name="T3" style:parent-style-name="DefaultParagraphFont" style:family="text">
      <style:text-properties style:font-name="Segoe UI Emoji" style:font-name-complex="Segoe UI Emoji"/>
    </style:style>
  </office:automatic-styles>
  <office:body>
    <office:text text:use-soft-page-breaks="true">
      <text:p text:style-name="P1">&lt;!DOCTYPE html&gt;</text:p>
      <text:p text:style-name="Normal">&lt;html lang="vi"&gt;</text:p>
      <text:p text:style-name="Normal">&lt;head&gt;</text:p>
      <text:p text:style-name="Normal"><text:s text:c="4"/>&lt;meta charset="UTF-8" /&gt;</text:p>
      <text:p text:style-name="Normal"><text:s text:c="4"/>&lt;meta name="viewport" content="width=device-width, initial-scale=1.0, viewport-fit=cover" /&gt;</text:p>
      <text:p text:style-name="Normal"><text:s text:c="4"/>&lt;title&gt;Hà Linh - Digital Art &amp; Design Portfolio&lt;/title&gt;</text:p>
      <text:p text:style-name="Normal"/>
      <text:p text:style-name="Normal"><text:s text:c="4"/>&lt;!-- Google Fonts --&gt;</text:p>
      <text:p text:style-name="Normal"><text:s text:c="4"/>&lt;link href="https://fonts.googleapis.com/css2?family=Inter:wght@300;400;500;600;700&amp;family=Space+Grotesk:wght@400;500;600&amp;display=swap" rel="stylesheet"&gt;</text:p>
      <text:p text:style-name="Normal"/>
      <text:p text:style-name="Normal"><text:s text:c="4"/>&lt;!-- Font Awesome --&gt;</text:p>
      <text:p text:style-name="Normal"><text:s text:c="4"/>&lt;link rel="stylesheet" href="https://cdnjs.cloudflare.com/ajax/libs/font-awesome/6.5.1/css/all.min.css"/&gt;</text:p>
      <text:p text:style-name="Normal"/>
      <text:p text:style-name="Normal"><text:s text:c="4"/>&lt;style&gt;</text:p>
      <text:p text:style-name="Normal"><text:s text:c="8"/>*{</text:p>
      <text:p text:style-name="Normal"><text:s text:c="12"/>margin:0;</text:p>
      <text:p text:style-name="Normal"><text:s text:c="12"/>padding:0;</text:p>
      <text:p text:style-name="Normal"><text:s text:c="12"/>box-sizing:border-box;</text:p>
      <text:p text:style-name="Normal"><text:s text:c="12"/>transition:0.3s ease;</text:p>
      <text:p text:style-name="Normal"><text:s text:c="8"/>}</text:p>
      <text:p text:style-name="Normal"/>
      <text:p text:style-name="Normal"><text:s text:c="8"/>:root{</text:p>
      <text:p text:style-name="Normal"><text:s text:c="12"/>--bg:#f7faf8;</text:p>
      <text:p text:style-name="Normal"><text:s text:c="12"/>--surface:#ffffff;</text:p>
      <text:p text:style-name="Normal"><text:s text:c="12"/>--text:#12332c;</text:p>
      <text:p text:style-name="Normal"><text:s text:c="12"/>--muted:#5f6f69;</text:p>
      <text:p text:style-name="Normal"><text:s text:c="12"/>--primary:#2f7f73;</text:p>
      <text:p text:style-name="Normal"><text:s text:c="12"/>--primary-light:#dff4ee;</text:p>
      <text:p text:style-name="Normal"><text:s text:c="12"/>--border:#dbe7e2;</text:p>
      <text:p text:style-name="Normal"><text:s text:c="12"/>--shadow:0 10px 25px rgba(0,0,0,0.06);</text:p>
      <text:p text:style-name="Normal"><text:s text:c="8"/>}</text:p>
      <text:p text:style-name="Normal"/>
      <text:p text:style-name="Normal"><text:s text:c="8"/>body.dark{</text:p>
      <text:p text:style-name="Normal"><text:s text:c="12"/>--bg:#081310;</text:p>
      <text:p text:style-name="Normal"><text:s text:c="12"/>--surface:#10211d;</text:p>
      <text:p text:style-name="Normal"><text:s text:c="12"/>--text:#edfdf9;</text:p>
      <text:p text:style-name="Normal"><text:s text:c="12"/>--muted:#a6c7c0;</text:p>
      <text:p text:style-name="Normal"><text:s text:c="12"/>--primary:#7de2cf;</text:p>
      <text:p text:style-name="Normal"><text:s text:c="12"/>--primary-light:#18312c;</text:p>
      <text:p text:style-name="Normal"><text:s text:c="12"/>--border:#1f3b36;</text:p>
      <text:p text:style-name="Normal"><text:s text:c="8"/>}</text:p>
      <text:p text:style-name="Normal"/>
      <text:p text:style-name="Normal"><text:s text:c="8"/>body{</text:p>
      <text:p text:style-name="Normal"><text:s text:c="12"/>font-family:'Inter',sans-serif;</text:p>
      <text:p text:style-name="Normal"><text:s text:c="12"/>background:var(--bg);</text:p>
      <text:p text:style-name="Normal"><text:s text:c="12"/>color:var(--text);</text:p>
      <text:p text:style-name="Normal"><text:s text:c="12"/>overflow-x:hidden;</text:p>
      <text:p text:style-name="Normal"><text:s text:c="8"/>}</text:p>
      <text:p text:style-name="Normal"/>
      <text:p text:style-name="Normal"><text:s text:c="8"/>body::before{</text:p>
      <text:p text:style-name="Normal"><text:s text:c="12"/>content:"";</text:p>
      <text:p text:style-name="Normal"><text:s text:c="12"/>position:fixed;</text:p>
      <text:p text:style-name="Normal"><text:s text:c="12"/>inset:0;</text:p>
      <text:p text:style-name="Normal"><text:s text:c="12"/>background:url('1000010150.jpg') center/cover no-repeat;</text:p>
      <text:p text:style-name="Normal"><text:s text:c="12"/>opacity:0.08;</text:p>
      <text:p text:style-name="Normal"><text:s text:c="12"/>z-index:-2;</text:p>
      <text:p text:style-name="Normal"><text:s text:c="8"/>}</text:p>
      <text:p text:style-name="Normal"/>
      <text:p text:style-name="Normal"><text:s text:c="8"/>body::after{</text:p>
      <text:p text:style-name="Normal"><text:s text:c="12"/>content:"";</text:p>
      <text:p text:style-name="Normal"><text:s text:c="12"/>position:fixed;</text:p>
      <text:p text:style-name="Normal"><text:s text:c="12"/>inset:0;</text:p>
      <text:p text:style-name="Normal"><text:s text:c="12"/>background:linear-gradient(to bottom right, rgba(255,255,255,0.85), rgba(255,255,255,0.6));</text:p>
      <text:p text:style-name="Normal"><text:s text:c="12"/>z-index:-1;</text:p>
      <text:p text:style-name="Normal"><text:s text:c="8"/>}</text:p>
      <text:p text:style-name="Normal"/>
      <text:p text:style-name="Normal"><text:s text:c="8"/>body.dark::after{</text:p>
      <text:p text:style-name="Normal"><text:s text:c="12"/>background:rgba(0,0,0,0.55);</text:p>
      <text:p text:style-name="Normal"><text:s text:c="8"/>}</text:p>
      <text:p text:style-name="Normal"/>
      <text:p text:style-name="Normal"><text:s text:c="8"/>.container{</text:p>
      <text:p text:style-name="Normal"><text:s text:c="12"/>width:min(1150px,92%);</text:p>
      <text:p text:style-name="Normal"><text:s text:c="12"/>margin:auto;</text:p>
      <text:p text:style-name="Normal"><text:s text:c="12"/>padding:25px 0 50px;</text:p>
      <text:p text:style-name="Normal"><text:s text:c="8"/>}</text:p>
      <text:p text:style-name="Normal"/>
      <text:p text:style-name="Normal"><text:s text:c="8"/>header{</text:p>
      <text:p text:style-name="Normal"><text:s text:c="12"/>display:flex;</text:p>
      <text:p text:style-name="Normal"><text:s text:c="12"/>justify-content:space-between;</text:p>
      <text:p text:style-name="Normal"><text:s text:c="12"/>align-items:center;</text:p>
      <text:p text:style-name="Normal"><text:s text:c="12"/>margin-bottom:30px;</text:p>
      <text:p text:style-name="Normal"><text:s text:c="12"/>flex-wrap:wrap;</text:p>
      <text:p text:style-name="Normal"><text:s text:c="12"/>gap:15px;</text:p>
      <text:p text:style-name="Normal"><text:s text:c="8"/>}</text:p>
      <text:p text:style-name="Normal"/>
      <text:p text:style-name="Normal"><text:s text:c="8"/>.logo h1{</text:p>
      <text:p text:style-name="Normal"><text:s text:c="12"/>font-size:2rem;</text:p>
      <text:p text:style-name="Normal"><text:s text:c="12"/>font-family:'Space Grotesk',sans-serif;</text:p>
      <text:p text:style-name="Normal"><text:s text:c="12"/>background:linear-gradient(135deg,var(--primary),#79d7c3);</text:p>
      <text:p text:style-name="Normal"><text:s text:c="12"/>-webkit-background-clip:text;</text:p>
      <text:p text:style-name="Normal"><text:s text:c="12"/>color:transparent;</text:p>
      <text:p text:style-name="Normal"><text:s text:c="8"/>}</text:p>
      <text:p text:style-name="Normal"/>
      <text:p text:style-name="Normal"><text:s text:c="8"/>.logo p{</text:p>
      <text:p text:style-name="Normal"><text:s text:c="12"/>color:var(--muted);</text:p>
      <text:p text:style-name="Normal"><text:s text:c="12"/>margin-top:4px;</text:p>
      <text:p text:style-name="Normal"><text:s text:c="8"/>}</text:p>
      <text:p text:style-name="Normal"/>
      <text:p text:style-name="Normal"><text:s text:c="8"/>.theme-btn{</text:p>
      <text:p text:style-name="Normal"><text:s text:c="12"/>border:none;</text:p>
      <text:p text:style-name="Normal"><text:s text:c="12"/>background:var(--surface);</text:p>
      <text:p text:style-name="Normal"><text:s text:c="12"/>color:var(--text);</text:p>
      <text:p text:style-name="Normal"><text:s text:c="12"/>padding:12px 20px;</text:p>
      <text:p text:style-name="Normal"><text:s text:c="12"/>border-radius:50px;</text:p>
      <text:p text:style-name="Normal"><text:s text:c="12"/>cursor:pointer;</text:p>
      <text:p text:style-name="Normal"><text:s text:c="12"/>font-weight:600;</text:p>
      <text:p text:style-name="Normal"><text:s text:c="12"/>box-shadow:var(--shadow);</text:p>
      <text:p text:style-name="Normal"><text:s text:c="12"/>border:1px solid var(--border);</text:p>
      <text:p text:style-name="Normal"><text:s text:c="8"/>}</text:p>
      <text:p text:style-name="Normal"/>
      <text:p text:style-name="Normal"><text:s text:c="8"/>.hero{</text:p>
      <text:p text:style-name="Normal"><text:s text:c="12"/>display:grid;</text:p>
      <text:p text:style-name="Normal"><text:s text:c="12"/>grid-template-columns:1fr 1.2fr;</text:p>
      <text:p text:style-name="Normal"><text:s text:c="12"/>gap:30px;</text:p>
      <text:p text:style-name="Normal"><text:s text:c="12"/>margin-bottom:35px;</text:p>
      <text:p text:style-name="Normal"><text:s text:c="8"/>}</text:p>
      <text:p text:style-name="Normal"/>
      <text:p text:style-name="Normal"><text:s text:c="8"/>.card{</text:p>
      <text:p text:style-name="Normal"><text:s text:c="12"/>background:rgba(255,255,255,0.72);</text:p>
      <text:p text:style-name="Normal"><text:s text:c="12"/>backdrop-filter:blur(12px);</text:p>
      <text:p text:style-name="Normal"><text:s text:c="12"/>border:1px solid rgba(255,255,255,0.3);</text:p>
      <text:p text:style-name="Normal"><text:s text:c="12"/>border-radius:28px;</text:p>
      <text:p text:style-name="Normal"><text:s text:c="12"/>padding:28px;</text:p>
      <text:p text:style-name="Normal"><text:s text:c="12"/>box-shadow:var(--shadow);</text:p>
      <text:p text:style-name="Normal"><text:s text:c="8"/>}</text:p>
      <text:p text:style-name="Normal"/>
      <text:p text:style-name="Normal"><text:s text:c="8"/>body.dark .card{</text:p>
      <text:p text:style-name="Normal"><text:s text:c="12"/>background:rgba(16,33,29,0.8);</text:p>
      <text:p text:style-name="Normal"><text:s text:c="8"/>}</text:p>
      <text:p text:style-name="Normal"/>
      <text:p text:style-name="Normal"><text:s text:c="8"/>.profile-image{</text:p>
      <text:p text:style-name="Normal"><text:s text:c="12"/>width:130px;</text:p>
      <text:p text:style-name="Normal"><text:s text:c="12"/>height:130px;</text:p>
      <text:p text:style-name="Normal"><text:s text:c="12"/>border-radius:50%;</text:p>
      <text:p text:style-name="Normal"><text:s text:c="12"/>overflow:hidden;</text:p>
      <text:p text:style-name="Normal"><text:s text:c="12"/>margin-bottom:20px;</text:p>
      <text:p text:style-name="Normal"><text:s text:c="12"/>border:4px solid rgba(255,255,255,0.7);</text:p>
      <text:p text:style-name="Normal"><text:s text:c="12"/>box-shadow:0 5px 20px rgba(0,0,0,0.15);</text:p>
      <text:p text:style-name="Normal"><text:s text:c="8"/>}</text:p>
      <text:p text:style-name="Normal"/>
      <text:p text:style-name="Normal"><text:s text:c="8"/>.profile-image img{</text:p>
      <text:p text:style-name="Normal"><text:s text:c="12"/>width:100%;</text:p>
      <text:p text:style-name="Normal"><text:s text:c="12"/>height:100%;</text:p>
      <text:p text:style-name="Normal"><text:s text:c="12"/>object-fit:cover;</text:p>
      <text:p text:style-name="Normal"><text:s text:c="8"/>}</text:p>
      <text:p text:style-name="Normal"/>
      <text:p text:style-name="Normal"><text:s text:c="8"/>.tag{</text:p>
      <text:p text:style-name="Normal"><text:s text:c="12"/>display:inline-block;</text:p>
      <text:p text:style-name="Normal"><text:s text:c="12"/>margin:12px 0;</text:p>
      <text:p text:style-name="Normal"><text:s text:c="12"/>padding:8px 18px;</text:p>
      <text:p text:style-name="Normal"><text:s text:c="12"/>background:var(--primary-light);</text:p>
      <text:p text:style-name="Normal"><text:s text:c="12"/>color:var(--primary);</text:p>
      <text:p text:style-name="Normal"><text:s text:c="12"/>border-radius:40px;</text:p>
      <text:p text:style-name="Normal"><text:s text:c="12"/>font-size:0.85rem;</text:p>
      <text:p text:style-name="Normal"><text:s text:c="12"/>font-weight:600;</text:p>
      <text:p text:style-name="Normal"><text:s text:c="8"/>}</text:p>
      <text:p text:style-name="Normal"/>
      <text:p text:style-name="Normal"><text:s text:c="8"/>.contact{</text:p>
      <text:p text:style-name="Normal"><text:s text:c="12"/>margin-top:18px;</text:p>
      <text:p text:style-name="Normal"><text:s text:c="8"/>}</text:p>
      <text:p text:style-name="Normal"/>
      <text:p text:style-name="Normal"><text:s text:c="8"/>.contact div{</text:p>
      <text:p text:style-name="Normal"><text:s text:c="12"/>margin-bottom:12px;</text:p>
      <text:p text:style-name="Normal"><text:s text:c="12"/>display:flex;</text:p>
      <text:p text:style-name="Normal"><text:s text:c="12"/>gap:12px;</text:p>
      <text:p text:style-name="Normal"><text:s text:c="12"/>align-items:center;</text:p>
      <text:p text:style-name="Normal"><text:s text:c="12"/>color:var(--muted);</text:p>
      <text:p text:style-name="Normal"><text:s text:c="8"/>}</text:p>
      <text:p text:style-name="Normal"/>
      <text:p text:style-name="Normal"><text:s text:c="8"/>.contact i{</text:p>
      <text:p text:style-name="Normal"><text:s text:c="12"/>color:var(--primary);</text:p>
      <text:p text:style-name="Normal"><text:s text:c="12"/>width:18px;</text:p>
      <text:p text:style-name="Normal"><text:s text:c="8"/>}</text:p>
      <text:p text:style-name="Normal"/>
      <text:p text:style-name="Normal"><text:s text:c="8"/>.btn{</text:p>
      <text:p text:style-name="Normal"><text:s text:c="12"/>display:inline-flex;</text:p>
      <text:p text:style-name="Normal"><text:s text:c="12"/>align-items:center;</text:p>
      <text:p text:style-name="Normal"><text:s text:c="12"/>gap:10px;</text:p>
      <text:p text:style-name="Normal"><text:s text:c="12"/>margin-top:15px;</text:p>
      <text:p text:style-name="Normal"><text:s text:c="12"/>padding:12px 22px;</text:p>
      <text:p text:style-name="Normal"><text:s text:c="12"/>border:none;</text:p>
      <text:p text:style-name="Normal"><text:s text:c="12"/>background:linear-gradient(135deg,var(--primary),#79d7c3);</text:p>
      <text:p text:style-name="Normal"><text:s text:c="12"/>color:white;</text:p>
      <text:p text:style-name="Normal"><text:s text:c="12"/>text-decoration:none;</text:p>
      <text:p text:style-name="Normal"><text:s text:c="12"/>border-radius:40px;</text:p>
      <text:p text:style-name="Normal"><text:s text:c="12"/>font-weight:600;</text:p>
      <text:p text:style-name="Normal"><text:s text:c="12"/>cursor:pointer;</text:p>
      <text:p text:style-name="Normal"><text:s text:c="12"/>box-shadow:0 8px 20px rgba(47,127,115,0.25);</text:p>
      <text:p text:style-name="Normal"><text:s text:c="8"/>}</text:p>
      <text:p text:style-name="Normal"/>
      <text:p text:style-name="Normal"><text:s text:c="8"/>.btn:hover{</text:p>
      <text:p text:style-name="Normal"><text:s text:c="12"/>transform:translateY(-3px);</text:p>
      <text:p text:style-name="Normal"><text:s text:c="8"/>}</text:p>
      <text:p text:style-name="Normal"/>
      <text:p text:style-name="Normal"><text:s text:c="8"/>.skills{</text:p>
      <text:p text:style-name="Normal"><text:s text:c="12"/>display:flex;</text:p>
      <text:p text:style-name="Normal"><text:s text:c="12"/>flex-wrap:wrap;</text:p>
      <text:p text:style-name="Normal"><text:s text:c="12"/>gap:12px;</text:p>
      <text:p text:style-name="Normal"><text:s text:c="12"/>margin-top:18px;</text:p>
      <text:p text:style-name="Normal"><text:s text:c="8"/>}</text:p>
      <text:p text:style-name="Normal"/>
      <text:p text:style-name="Normal"><text:s text:c="8"/>.skill{</text:p>
      <text:p text:style-name="Normal"><text:s text:c="12"/>padding:10px 16px;</text:p>
      <text:p text:style-name="Normal"><text:s text:c="12"/>border-radius:40px;</text:p>
      <text:p text:style-name="Normal"><text:s text:c="12"/>background:var(--primary-light);</text:p>
      <text:p text:style-name="Normal"><text:s text:c="12"/>color:var(--primary);</text:p>
      <text:p text:style-name="Normal"><text:s text:c="12"/>font-weight:600;</text:p>
      <text:p text:style-name="Normal"><text:s text:c="12"/>font-size:0.9rem;</text:p>
      <text:p text:style-name="Normal"><text:s text:c="12"/>cursor:pointer;</text:p>
      <text:p text:style-name="Normal"><text:s text:c="8"/>}</text:p>
      <text:p text:style-name="Normal"/>
      <text:p text:style-name="Normal"><text:s text:c="8"/>.skill:hover{</text:p>
      <text:p text:style-name="Normal"><text:s text:c="12"/>background:var(--primary);</text:p>
      <text:p text:style-name="Normal"><text:s text:c="12"/>color:white;</text:p>
      <text:p text:style-name="Normal"><text:s text:c="8"/>}</text:p>
      <text:p text:style-name="Normal"/>
      <text:p text:style-name="Normal"><text:s text:c="8"/>h3{</text:p>
      <text:p text:style-name="Normal"><text:s text:c="12"/>margin-bottom:14px;</text:p>
      <text:p text:style-name="Normal"><text:s text:c="8"/>}</text:p>
      <text:p text:style-name="Normal"/>
      <text:p text:style-name="Normal"><text:s text:c="8"/>.exp{</text:p>
      <text:p text:style-name="Normal"><text:s text:c="12"/>margin-bottom:20px;</text:p>
      <text:p text:style-name="Normal"><text:s text:c="8"/>}</text:p>
      <text:p text:style-name="Normal"/>
      <text:p text:style-name="Normal"><text:s text:c="8"/>.exp-title{</text:p>
      <text:p text:style-name="Normal"><text:s text:c="12"/>display:flex;</text:p>
      <text:p text:style-name="Normal"><text:s text:c="12"/>justify-content:space-between;</text:p>
      <text:p text:style-name="Normal"><text:s text:c="12"/>gap:10px;</text:p>
      <text:p text:style-name="Normal"><text:s text:c="12"/>font-weight:700;</text:p>
      <text:p text:style-name="Normal"><text:s text:c="12"/>flex-wrap:wrap;</text:p>
      <text:p text:style-name="Normal"><text:s text:c="12"/>margin-bottom:6px;</text:p>
      <text:p text:style-name="Normal"><text:s text:c="8"/>}</text:p>
      <text:p text:style-name="Normal"/>
      <text:p text:style-name="Normal"><text:s text:c="8"/>.gallery-section{</text:p>
      <text:p text:style-name="Normal"><text:s text:c="12"/>margin-top:25px;</text:p>
      <text:p text:style-name="Normal"><text:s text:c="8"/>}</text:p>
      <text:p text:style-name="Normal"/>
      <text:p text:style-name="Normal"><text:s text:c="8"/>.gallery-title{</text:p>
      <text:p text:style-name="Normal"><text:s text:c="12"/>text-align:center;</text:p>
      <text:p text:style-name="Normal"><text:s text:c="12"/>margin-bottom:25px;</text:p>
      <text:p text:style-name="Normal"><text:s text:c="8"/>}</text:p>
      <text:p text:style-name="Normal"/>
      <text:p text:style-name="Normal"><text:s text:c="8"/>.gallery-title h2{</text:p>
      <text:p text:style-name="Normal"><text:s text:c="12"/>font-size:2rem;</text:p>
      <text:p text:style-name="Normal"><text:s text:c="12"/>margin-bottom:10px;</text:p>
      <text:p text:style-name="Normal"><text:s text:c="8"/>}</text:p>
      <text:p text:style-name="Normal"/>
      <text:p text:style-name="Normal"><text:s text:c="8"/>.gallery-grid{</text:p>
      <text:p text:style-name="Normal"><text:s text:c="12"/>display:grid;</text:p>
      <text:p text:style-name="Normal"><text:s text:c="12"/>grid-template-columns:repeat(auto-fit,minmax(220px,1fr));</text:p>
      <text:p text:style-name="Normal"><text:s text:c="12"/>gap:20px;</text:p>
      <text:p text:style-name="Normal"><text:s text:c="8"/>}</text:p>
      <text:p text:style-name="Normal"/>
      <text:p text:style-name="Normal"><text:s text:c="8"/>.gallery-item{</text:p>
      <text:p text:style-name="Normal"><text:s text:c="12"/>overflow:hidden;</text:p>
      <text:p text:style-name="Normal"><text:s text:c="12"/>border-radius:24px;</text:p>
      <text:p text:style-name="Normal"><text:s text:c="12"/>position:relative;</text:p>
      <text:p text:style-name="Normal"><text:s text:c="12"/>box-shadow:var(--shadow);</text:p>
      <text:p text:style-name="Normal"><text:s text:c="12"/>height:320px;</text:p>
      <text:p text:style-name="Normal"><text:s text:c="8"/>}</text:p>
      <text:p text:style-name="Normal"/>
      <text:p text:style-name="Normal"><text:s text:c="8"/>.gallery-item img{</text:p>
      <text:p text:style-name="Normal"><text:s text:c="12"/>width:100%;</text:p>
      <text:p text:style-name="Normal"><text:s text:c="12"/>height:100%;</text:p>
      <text:p text:style-name="Normal"><text:s text:c="12"/>object-fit:cover;</text:p>
      <text:p text:style-name="Normal"><text:s text:c="8"/>}</text:p>
      <text:p text:style-name="Normal"/>
      <text:p text:style-name="Normal"><text:s text:c="8"/>.gallery-item:hover img{</text:p>
      <text:p text:style-name="Normal"><text:s text:c="12"/>transform:scale(1.08);</text:p>
      <text:p text:style-name="Normal"><text:s text:c="8"/>}</text:p>
      <text:p text:style-name="Normal"/>
      <text:p text:style-name="Normal"><text:s text:c="8"/>.overlay{</text:p>
      <text:p text:style-name="Normal"><text:s text:c="12"/>position:absolute;</text:p>
      <text:p text:style-name="Normal"><text:s text:c="12"/>inset:0;</text:p>
      <text:p text:style-name="Normal"><text:s text:c="12"/>background:linear-gradient(to top, rgba(0,0,0,0.65), transparent);</text:p>
      <text:p text:style-name="Normal"><text:s text:c="12"/>display:flex;</text:p>
      <text:p text:style-name="Normal"><text:s text:c="12"/>align-items:flex-end;</text:p>
      <text:p text:style-name="Normal"><text:s text:c="12"/>padding:18px;</text:p>
      <text:p text:style-name="Normal"><text:s text:c="12"/>color:white;</text:p>
      <text:p text:style-name="Normal"><text:s text:c="12"/>font-weight:600;</text:p>
      <text:p text:style-name="Normal"><text:s text:c="12"/>letter-spacing:0.5px;</text:p>
      <text:p text:style-name="Normal"><text:s text:c="8"/>}</text:p>
      <text:p text:style-name="Normal"/>
      <text:p text:style-name="Normal"><text:s text:c="8"/>.quote-box{</text:p>
      <text:p text:style-name="Normal"><text:s text:c="12"/>margin-top:35px;</text:p>
      <text:p text:style-name="Normal"><text:s text:c="12"/>padding:35px;</text:p>
      <text:p text:style-name="Normal"><text:s text:c="12"/>border-radius:28px;</text:p>
      <text:p text:style-name="Normal"><text:s text:c="12"/>background:url('1000010148.jpg') center/cover no-repeat;</text:p>
      <text:p text:style-name="Normal"><text:s text:c="12"/>position:relative;</text:p>
      <text:p text:style-name="Normal"><text:s text:c="12"/>overflow:hidden;</text:p>
      <text:p text:style-name="Normal"><text:s text:c="12"/>color:white;</text:p>
      <text:p text:style-name="Normal"><text:s text:c="12"/>text-align:center;</text:p>
      <text:p text:style-name="Normal"><text:s text:c="12"/>box-shadow:var(--shadow);</text:p>
      <text:p text:style-name="Normal"><text:s text:c="8"/>}</text:p>
      <text:p text:style-name="Normal"/>
      <text:p text:style-name="Normal"><text:s text:c="8"/>.quote-box::before{</text:p>
      <text:p text:style-name="Normal"><text:s text:c="12"/>content:"";</text:p>
      <text:p text:style-name="Normal"><text:s text:c="12"/>position:absolute;</text:p>
      <text:p text:style-name="Normal"><text:s text:c="12"/>inset:0;</text:p>
      <text:p text:style-name="Normal"><text:s text:c="12"/>background:rgba(0,0,0,0.4);</text:p>
      <text:p text:style-name="Normal"><text:s text:c="8"/>}</text:p>
      <text:p text:style-name="Normal"/>
      <text:p text:style-name="Normal"><text:s text:c="8"/>.quote-content{</text:p>
      <text:p text:style-name="Normal"><text:s text:c="12"/>position:relative;</text:p>
      <text:p text:style-name="Normal"><text:s text:c="12"/>z-index:2;</text:p>
      <text:p text:style-name="Normal"><text:s text:c="8"/>}</text:p>
      <text:p text:style-name="Normal"/>
      <text:p text:style-name="Normal"><text:s text:c="8"/>.quote-content h2{</text:p>
      <text:p text:style-name="Normal"><text:s text:c="12"/>font-size:2rem;</text:p>
      <text:p text:style-name="Normal"><text:s text:c="12"/>margin-bottom:10px;</text:p>
      <text:p text:style-name="Normal"><text:s text:c="8"/>}</text:p>
      <text:p text:style-name="Normal"/>
      <text:p text:style-name="Normal"><text:s text:c="8"/>.socials{</text:p>
      <text:p text:style-name="Normal"><text:s text:c="12"/>display:flex;</text:p>
      <text:p text:style-name="Normal"><text:s text:c="12"/>justify-content:center;</text:p>
      <text:p text:style-name="Normal"><text:s text:c="12"/>gap:15px;</text:p>
      <text:p text:style-name="Normal"><text:s text:c="12"/>margin-top:20px;</text:p>
      <text:p text:style-name="Normal"><text:s text:c="12"/>flex-wrap:wrap;</text:p>
      <text:p text:style-name="Normal"><text:s text:c="8"/>}</text:p>
      <text:p text:style-name="Normal"/>
      <text:p text:style-name="Normal"><text:s text:c="8"/>.socials a{</text:p>
      <text:p text:style-name="Normal"><text:s text:c="12"/>text-decoration:none;</text:p>
      <text:p text:style-name="Normal"><text:s text:c="12"/>background:rgba(255,255,255,0.15);</text:p>
      <text:p text:style-name="Normal"><text:s text:c="12"/>border:1px solid rgba(255,255,255,0.2);</text:p>
      <text:p text:style-name="Normal"><text:s text:c="12"/>padding:12px 18px;</text:p>
      <text:p text:style-name="Normal"><text:s text:c="12"/>border-radius:40px;</text:p>
      <text:p text:style-name="Normal"><text:s text:c="12"/>color:white;</text:p>
      <text:p text:style-name="Normal"><text:s text:c="12"/>backdrop-filter:blur(10px);</text:p>
      <text:p text:style-name="Normal"><text:s text:c="8"/>}</text:p>
      <text:p text:style-name="Normal"/>
      <text:p text:style-name="Normal"><text:s text:c="8"/>footer{</text:p>
      <text:p text:style-name="Normal"><text:s text:c="12"/>text-align:center;</text:p>
      <text:p text:style-name="Normal"><text:s text:c="12"/>margin-top:35px;</text:p>
      <text:p text:style-name="Normal"><text:s text:c="12"/>color:var(--muted);</text:p>
      <text:p text:style-name="Normal"><text:s text:c="12"/>font-size:0.9rem;</text:p>
      <text:p text:style-name="Normal"><text:s text:c="8"/>}</text:p>
      <text:p text:style-name="Normal"/>
      <text:p text:style-name="Normal"><text:s text:c="8"/>@media(max-width:850px){</text:p>
      <text:p text:style-name="Normal"><text:s text:c="12"/>.hero{</text:p>
      <text:p text:style-name="Normal"><text:s text:c="16"/>grid-template-columns:1fr;</text:p>
      <text:p text:style-name="Normal"><text:s text:c="12"/>}</text:p>
      <text:p text:style-name="Normal"/>
      <text:p text:style-name="Normal"><text:s text:c="12"/>.gallery-item{</text:p>
      <text:p text:style-name="Normal"><text:s text:c="16"/>height:280px;</text:p>
      <text:p text:style-name="Normal"><text:s text:c="12"/>}</text:p>
      <text:p text:style-name="Normal"/>
      <text:p text:style-name="Normal"><text:s text:c="12"/>.quote-content h2{</text:p>
      <text:p text:style-name="Normal"><text:s text:c="16"/>font-size:1.5rem;</text:p>
      <text:p text:style-name="Normal"><text:s text:c="12"/>}</text:p>
      <text:p text:style-name="Normal"><text:s text:c="8"/>}</text:p>
      <text:p text:style-name="Normal"><text:s text:c="4"/>&lt;/style&gt;</text:p>
      <text:p text:style-name="Normal">&lt;/head&gt;</text:p>
      <text:p text:style-name="Normal"/>
      <text:p text:style-name="Normal">&lt;body&gt;</text:p>
      <text:p text:style-name="Normal"/>
      <text:p text:style-name="Normal">&lt;div class="container"&gt;</text:p>
      <text:p text:style-name="Normal"/>
      <text:p text:style-name="Normal"><text:s text:c="4"/>&lt;header&gt;</text:p>
      <text:p text:style-name="Normal"><text:s text:c="8"/>&lt;div class="logo"&gt;</text:p>
      <text:p text:style-name="Normal"><text:s text:c="12"/>&lt;h1&gt;Hà Linh Portfolio&lt;/h1&gt;</text:p>
      <text:p text:style-name="Normal"><text:s text:c="12"/>&lt;p&gt;Digital Art • Illustration • Creative Design&lt;/p&gt;</text:p>
      <text:p text:style-name="Normal"><text:s text:c="8"/>&lt;/div&gt;</text:p>
      <text:p text:style-name="Normal"/>
      <text:p text:style-name="Normal"><text:s text:c="8"/>&lt;button class="theme-btn" id="themeBtn"&gt;</text:p>
      <text:p text:style-name="Normal"><text:s text:c="12"/>&lt;i class="fas fa-moon"&gt;&lt;/i&gt; Chế độ tối</text:p>
      <text:p text:style-name="Normal"><text:s text:c="8"/>&lt;/button&gt;</text:p>
      <text:p text:style-name="Normal"><text:s text:c="4"/>&lt;/header&gt;</text:p>
      <text:p text:style-name="Normal"/>
      <text:p text:style-name="Normal"><text:s text:c="4"/>&lt;section class="hero"&gt;</text:p>
      <text:p text:style-name="Normal"/>
      <text:p text:style-name="Normal"><text:s text:c="8"/>&lt;!-- LEFT --&gt;</text:p>
      <text:p text:style-name="Normal"><text:s text:c="8"/>&lt;div class="card"&gt;</text:p>
      <text:p text:style-name="Normal"/>
      <text:p text:style-name="Normal"><text:s text:c="12"/>&lt;div class="profile-image"&gt;</text:p>
      <text:p text:style-name="Normal"><text:s text:c="16"/>&lt;img src="1000010102.jpg" alt="avatar"&gt;</text:p>
      <text:p text:style-name="Normal"><text:s text:c="12"/>&lt;/div&gt;</text:p>
      <text:p text:style-name="Normal"/>
      <text:p text:style-name="Normal"><text:s text:c="12"/>&lt;h2&gt;Nguyễn Hà Linh&lt;/h2&gt;</text:p>
      <text:p text:style-name="Normal"/>
      <text:p text:style-name="Normal"><text:s text:c="12"/>&lt;div class="tag"&gt;</text:p>
      <text:p text:style-name="Normal"><text:s text:c="16"/>Sinh viên Đồ họa Kỹ thuật số</text:p>
      <text:p text:style-name="Normal"><text:s text:c="12"/>&lt;/div&gt;</text:p>
      <text:p text:style-name="Normal"/>
      <text:p text:style-name="Normal"><text:s text:c="12"/>&lt;p style="color:var(--muted); line-height:1.7;"&gt;</text:p>
      <text:p text:style-name="Normal"><text:s text:c="16"/>Yêu thích minh họa số, thiết kế sáng tạo và nghệ thuật mang phong cách nhẹ nhàng,</text:p>
      <text:p text:style-name="Normal"><text:s text:c="16"/>thanh khiết lấy cảm hứng từ thiên nhiên và cảm xúc.</text:p>
      <text:p text:style-name="Normal"><text:s text:c="12"/>&lt;/p&gt;</text:p>
      <text:p text:style-name="Normal"/>
      <text:p text:style-name="Normal"><text:s text:c="12"/>&lt;div class="contact"&gt;</text:p>
      <text:p text:style-name="Normal"><text:s text:c="16"/>&lt;div&gt;&lt;i class="fas fa-envelope"&gt;&lt;/i&gt; linh.nguyen@giadinh.design&lt;/div&gt;</text:p>
      <text:p text:style-name="Normal"><text:s text:c="16"/>&lt;div&gt;&lt;i class="fas fa-phone"&gt;&lt;/i&gt; 0908 266 123&lt;/div&gt;</text:p>
      <text:p text:style-name="Normal"><text:s text:c="16"/>&lt;div&gt;&lt;i class="fab fa-instagram"&gt;&lt;/i&gt; @halin.creates&lt;/div&gt;</text:p>
      <text:p text:style-name="Normal"><text:s text:c="16"/>&lt;div&gt;&lt;i class="fab fa-behance"&gt;&lt;/i&gt; behance.net/halinarts&lt;/div&gt;</text:p>
      <text:p text:style-name="Normal"><text:s text:c="12"/>&lt;/div&gt;</text:p>
      <text:p text:style-name="Normal"/>
      <text:p text:style-name="Normal"><text:s text:c="12"/>&lt;a href="#" class="btn" id="cvBtn"&gt;</text:p>
      <text:p text:style-name="Normal"><text:s text:c="16"/>&lt;i class="fas fa-download"&gt;&lt;/i&gt;</text:p>
      <text:p text:style-name="Normal"><text:s text:c="16"/>Tải Portfolio</text:p>
      <text:p text:style-name="Normal"><text:s text:c="12"/>&lt;/a&gt;</text:p>
      <text:p text:style-name="Normal"/>
      <text:p text:style-name="Normal"><text:s text:c="8"/>&lt;/div&gt;</text:p>
      <text:p text:style-name="Normal"/>
      <text:p text:style-name="Normal"><text:s text:c="8"/>&lt;!-- RIGHT --&gt;</text:p>
      <text:p text:style-name="Normal"><text:s text:c="8"/>&lt;div class="card"&gt;</text:p>
      <text:p text:style-name="Normal"/>
      <text:p text:style-name="Normal"><text:s text:c="12"/>&lt;h3&gt;</text:p>
      <text:p text:style-name="Normal"><text:s text:c="16"/>&lt;i class="fas fa-palette"&gt;&lt;/i&gt;</text:p>
      <text:p text:style-name="Normal"><text:s text:c="16"/>Kỹ năng chuyên môn</text:p>
      <text:p text:style-name="Normal"><text:s text:c="12"/>&lt;/h3&gt;</text:p>
      <text:p text:style-name="Normal"/>
      <text:p text:style-name="Normal"><text:s text:c="12"/>&lt;div class="skills"&gt;</text:p>
      <text:p text:style-name="Normal"><text:s text:c="16"/>&lt;span class="skill"&gt;Photoshop&lt;/span&gt;</text:p>
      <text:p text:style-name="Normal"><text:s text:c="16"/>&lt;span class="skill"&gt;Illustrator&lt;/span&gt;</text:p>
      <text:p text:style-name="Normal"><text:s text:c="16"/>&lt;span class="skill"&gt;Figma&lt;/span&gt;</text:p>
      <text:p text:style-name="Normal"><text:s text:c="16"/>&lt;span class="skill"&gt;Procreate&lt;/span&gt;</text:p>
      <text:p text:style-name="Normal"><text:s text:c="16"/>&lt;span class="skill"&gt;After Effects&lt;/span&gt;</text:p>
      <text:p text:style-name="Normal"><text:s text:c="16"/>&lt;span class="skill"&gt;UI Design&lt;/span&gt;</text:p>
      <text:p text:style-name="Normal"><text:s text:c="16"/>&lt;span class="skill"&gt;Digital Painting&lt;/span&gt;</text:p>
      <text:p text:style-name="Normal"><text:s text:c="16"/>&lt;span class="skill"&gt;Branding&lt;/span&gt;</text:p>
      <text:p text:style-name="Normal"><text:s text:c="12"/>&lt;/div&gt;</text:p>
      <text:p text:style-name="Normal"/>
      <text:p text:style-name="Normal"><text:s text:c="12"/>&lt;br&gt;</text:p>
      <text:p text:style-name="Normal"/>
      <text:p text:style-name="Normal"><text:s text:c="12"/>&lt;h3&gt;</text:p>
      <text:p text:style-name="Normal"><text:s text:c="16"/>&lt;i class="fas fa-graduation-cap"&gt;&lt;/i&gt;</text:p>
      <text:p text:style-name="Normal"><text:s text:c="16"/>Học tập &amp; Dự án</text:p>
      <text:p text:style-name="Normal"><text:s text:c="12"/>&lt;/h3&gt;</text:p>
      <text:p text:style-name="Normal"/>
      <text:p text:style-name="Normal"><text:s text:c="12"/>&lt;div class="exp"&gt;</text:p>
      <text:p text:style-name="Normal"><text:s text:c="16"/>&lt;div class="exp-title"&gt;</text:p>
      <text:p text:style-name="Normal"><text:s text:c="20"/>&lt;span&gt;Đại học Gia Định – Digital Design&lt;/span&gt;</text:p>
      <text:p text:style-name="Normal"><text:s text:c="20"/>&lt;span style="color:var(--primary)"&gt;2023 - nay&lt;/span&gt;</text:p>
      <text:p text:style-name="Normal"><text:s text:c="16"/>&lt;/div&gt;</text:p>
      <text:p text:style-name="Normal"/>
      <text:p text:style-name="Normal"><text:s text:c="16"/>&lt;p style="color:var(--muted)"&gt;</text:p>
      <text:p text:style-name="Normal"><text:s text:c="20"/>GPA 3.6/4.0 • Tham gia nhiều hoạt động triển lãm nghệ thuật số dành cho sinh viên.</text:p>
      <text:p text:style-name="Normal"><text:s text:c="16"/>&lt;/p&gt;</text:p>
      <text:p text:style-name="Normal"><text:s text:c="12"/>&lt;/div&gt;</text:p>
      <text:p text:style-name="Normal"/>
      <text:p text:style-name="Normal"><text:s text:c="12"/>&lt;div class="exp"&gt;</text:p>
      <text:p text:style-name="Normal"><text:s text:c="16"/>&lt;div class="exp-title"&gt;</text:p>
      <text:p text:style-name="Normal"><text:s text:c="20"/>&lt;span&gt;Project “Cảm xúc Sài Gòn”&lt;/span&gt;</text:p>
      <text:p text:style-name="Normal"><text:s text:c="20"/>&lt;span style="color:var(--primary)"&gt;2024&lt;/span&gt;</text:p>
      <text:p text:style-name="Normal"><text:s text:c="16"/>&lt;/div&gt;</text:p>
      <text:p text:style-name="Normal"/>
      <text:p text:style-name="Normal"><text:s text:c="16"/>&lt;p style="color:var(--muted)"&gt;</text:p>
      <text:p text:style-name="Normal"><text:s text:c="20"/>Bộ tranh mang màu sắc thiên nhiên và hơi hướng chữa lành bằng nghệ thuật.</text:p>
      <text:p text:style-name="Normal"><text:s text:c="16"/>&lt;/p&gt;</text:p>
      <text:p text:style-name="Normal"><text:s text:c="12"/>&lt;/div&gt;</text:p>
      <text:p text:style-name="Normal"/>
      <text:p text:style-name="Normal"><text:s text:c="12"/>&lt;div class="exp"&gt;</text:p>
      <text:p text:style-name="Normal"><text:s text:c="16"/>&lt;div class="exp-title"&gt;</text:p>
      <text:p text:style-name="Normal"><text:s text:c="20"/>&lt;span&gt;Freelance Branding Café&lt;/span&gt;</text:p>
      <text:p text:style-name="Normal"><text:s text:c="20"/>&lt;span style="color:var(--primary)"&gt;2025&lt;/span&gt;</text:p>
      <text:p text:style-name="Normal"><text:s text:c="16"/>&lt;/div&gt;</text:p>
      <text:p text:style-name="Normal"/>
      <text:p text:style-name="Normal"><text:s text:c="16"/>&lt;p style="color:var(--muted)"&gt;</text:p>
      <text:p text:style-name="Normal"><text:s text:c="20"/>Thiết kế bao bì, menu và bộ nhận diện thương hiệu cho quán cà phê phong cách tối giản.</text:p>
      <text:p text:style-name="Normal"><text:s text:c="16"/>&lt;/p&gt;</text:p>
      <text:p text:style-name="Normal"><text:s text:c="12"/>&lt;/div&gt;</text:p>
      <text:p text:style-name="Normal"/>
      <text:p text:style-name="Normal"><text:s text:c="8"/>&lt;/div&gt;</text:p>
      <text:p text:style-name="Normal"/>
      <text:p text:style-name="Normal"><text:s text:c="4"/>&lt;/section&gt;</text:p>
      <text:p text:style-name="Normal"/>
      <text:p text:style-name="Normal"><text:s text:c="4"/>&lt;!-- GALLERY --&gt;</text:p>
      <text:p text:style-name="Normal"><text:s text:c="4"/>&lt;section class="gallery-section"&gt;</text:p>
      <text:p text:style-name="Normal"/>
      <text:p text:style-name="Normal"><text:s text:c="8"/>&lt;div class="gallery-title"&gt;</text:p>
      <text:p text:style-name="Normal"><text:s text:c="12"/>&lt;h2&gt;Art Gallery&lt;/h2&gt;</text:p>
      <text:p text:style-name="Normal"><text:s text:c="12"/>&lt;p style="color:var(--muted)"&gt;</text:p>
      <text:p text:style-name="Normal"><text:s text:c="16"/>Một vài tác phẩm mang cảm hứng thiên nhiên &amp; cảm xúc nhẹ nhàng</text:p>
      <text:p text:style-name="Normal"><text:s text:c="12"/>&lt;/p&gt;</text:p>
      <text:p text:style-name="Normal"><text:s text:c="8"/>&lt;/div&gt;</text:p>
      <text:p text:style-name="Normal"/>
      <text:p text:style-name="Normal"><text:s text:c="8"/>&lt;div class="gallery-grid"&gt;</text:p>
      <text:p text:style-name="Normal"/>
      <text:p text:style-name="Normal"><text:s text:c="12"/>&lt;div class="gallery-item"&gt;</text:p>
      <text:p text:style-name="Normal"><text:s text:c="16"/>&lt;img src="1000010102.jpg" alt=""&gt;</text:p>
      <text:p text:style-name="Normal"><text:s text:c="16"/>&lt;div class="overlay"&gt;</text:p>
      <text:p text:style-name="Normal"><text:s text:c="20"/>Lotus Serenity</text:p>
      <text:p text:style-name="Normal"><text:s text:c="16"/>&lt;/div&gt;</text:p>
      <text:p text:style-name="Normal"><text:s text:c="12"/>&lt;/div&gt;</text:p>
      <text:p text:style-name="Normal"/>
      <text:p text:style-name="Normal"><text:s text:c="12"/>&lt;div class="gallery-item"&gt;</text:p>
      <text:p text:style-name="Normal"><text:s text:c="16"/>&lt;img src="1000010148.jpg" alt=""&gt;</text:p>
      <text:p text:style-name="Normal"><text:s text:c="16"/>&lt;div class="overlay"&gt;</text:p>
      <text:p text:style-name="Normal"><text:s text:c="20"/>Soft Cyan Dream</text:p>
      <text:p text:style-name="Normal"><text:s text:c="16"/>&lt;/div&gt;</text:p>
      <text:p text:style-name="Normal"><text:s text:c="12"/>&lt;/div&gt;</text:p>
      <text:p text:style-name="Normal"/>
      <text:p text:style-name="Normal"><text:s text:c="12"/>&lt;div class="gallery-item"&gt;</text:p>
      <text:p text:style-name="Normal"><text:s text:c="16"/>&lt;img src="1000010149.jpg" alt=""&gt;</text:p>
      <text:p text:style-name="Normal"><text:s text:c="16"/>&lt;div class="overlay"&gt;</text:p>
      <text:p text:style-name="Normal"><text:s text:c="20"/>Floating Flower</text:p>
      <text:p text:style-name="Normal"><text:s text:c="16"/>&lt;/div&gt;</text:p>
      <text:p text:style-name="Normal"><text:s text:c="12"/>&lt;/div&gt;</text:p>
      <text:p text:style-name="Normal"/>
      <text:p text:style-name="Normal"><text:s text:c="12"/>&lt;div class="gallery-item"&gt;</text:p>
      <text:p text:style-name="Normal"><text:s text:c="16"/>&lt;img src="1000010150.jpg" alt=""&gt;</text:p>
      <text:p text:style-name="Normal"><text:s text:c="16"/>&lt;div class="overlay"&gt;</text:p>
      <text:p text:style-name="Normal"><text:s text:c="20"/>Abstract Nature</text:p>
      <text:p text:style-name="Normal"><text:s text:c="16"/>&lt;/div&gt;</text:p>
      <text:p text:style-name="Normal"><text:s text:c="12"/>&lt;/div&gt;</text:p>
      <text:p text:style-name="Normal"/>
      <text:p text:style-name="Normal"><text:s text:c="8"/>&lt;/div&gt;</text:p>
      <text:p text:style-name="Normal"/>
      <text:p text:style-name="Normal"><text:s text:c="4"/>&lt;/section&gt;</text:p>
      <text:p text:style-name="Normal"/>
      <text:p text:style-name="Normal"><text:s text:c="4"/>&lt;!-- QUOTE --&gt;</text:p>
      <text:p text:style-name="Normal"><text:s text:c="4"/>&lt;section class="quote-box"&gt;</text:p>
      <text:p text:style-name="Normal"/>
      <text:p text:style-name="Normal"><text:s text:c="8"/>&lt;div class="quote-content"&gt;</text:p>
      <text:p text:style-name="Normal"><text:s text:c="12"/>&lt;h2&gt;“Thiết kế không chỉ là hình ảnh — đó là cảm xúc.”&lt;/h2&gt;</text:p>
      <text:p text:style-name="Normal"/>
      <text:p text:style-name="Normal"><text:s text:c="12"/>&lt;p&gt;</text:p>
      <text:p text:style-name="Normal"><text:s text:c="16"/>Nghệ thuật giúp mình kể câu chuyện bằng màu sắc, ánh sáng và cảm hứng từ thiên nhiên.</text:p>
      <text:p text:style-name="Normal"><text:s text:c="12"/>&lt;/p&gt;</text:p>
      <text:p text:style-name="Normal"/>
      <text:p text:style-name="Normal"><text:s text:c="12"/>&lt;div class="socials"&gt;</text:p>
      <text:p text:style-name="Normal"><text:s text:c="16"/>&lt;a href="#"&gt;&lt;i class="fab fa-instagram"&gt;&lt;/i&gt; Instagram&lt;/a&gt;</text:p>
      <text:p text:style-name="Normal"><text:s text:c="16"/>&lt;a href="#"&gt;&lt;i class="fab fa-behance"&gt;&lt;/i&gt; Behance&lt;/a&gt;</text:p>
      <text:p text:style-name="Normal"><text:s text:c="16"/>&lt;a href="#"&gt;&lt;i class="fas fa-envelope"&gt;&lt;/i&gt; Email&lt;/a&gt;</text:p>
      <text:p text:style-name="Normal"><text:s text:c="12"/>&lt;/div&gt;</text:p>
      <text:p text:style-name="Normal"><text:s text:c="8"/>&lt;/div&gt;</text:p>
      <text:p text:style-name="Normal"/>
      <text:p text:style-name="Normal"><text:s text:c="4"/>&lt;/section&gt;</text:p>
      <text:p text:style-name="Normal"/>
      <text:p text:style-name="Normal"><text:s text:c="4"/>&lt;footer&gt;</text:p>
      <text:p text:style-name="Normal"><text:s text:c="8"/>© 2025 Nguyễn Hà Linh • Interactive Portfolio Website</text:p>
      <text:p text:style-name="Normal"><text:s text:c="4"/>&lt;/footer&gt;</text:p>
      <text:p text:style-name="Normal"/>
      <text:p text:style-name="Normal">&lt;/div&gt;</text:p>
      <text:p text:style-name="Normal"/>
      <text:p text:style-name="Normal">&lt;script&gt;</text:p>
      <text:p text:style-name="Normal"/>
      <text:p text:style-name="Normal"><text:s text:c="4"/>// DARK MODE</text:p>
      <text:p text:style-name="Normal"><text:s text:c="4"/>const themeBtn = document.getElementById('themeBtn');</text:p>
      <text:p text:style-name="Normal"/>
      <text:p text:style-name="Normal"><text:s text:c="4"/>themeBtn.addEventListener('click', () =&gt; {</text:p>
      <text:p text:style-name="Normal"/>
      <text:p text:style-name="Normal"><text:s text:c="8"/>document.body.classList.toggle('dark');</text:p>
      <text:p text:style-name="Normal"/>
      <text:p text:style-name="Normal"><text:s text:c="8"/>if(document.body.classList.contains('dark')){</text:p>
      <text:p text:style-name="Normal"><text:s text:c="12"/>themeBtn.innerHTML = '&lt;i class="fas fa-sun"&gt;&lt;/i&gt; Chế độ sáng';</text:p>
      <text:p text:style-name="Normal"><text:s text:c="8"/>}else{</text:p>
      <text:p text:style-name="Normal"><text:s text:c="12"/>themeBtn.innerHTML = '&lt;i class="fas fa-moon"&gt;&lt;/i&gt; Chế độ tối';</text:p>
      <text:p text:style-name="Normal"><text:s text:c="8"/>}</text:p>
      <text:p text:style-name="Normal"/>
      <text:p text:style-name="Normal"><text:s text:c="4"/>});</text:p>
      <text:p text:style-name="Normal"/>
      <text:p text:style-name="Normal"><text:s text:c="4"/>// SKILL EFFECT</text:p>
      <text:p text:style-name="Normal"><text:s text:c="4"/>document.querySelectorAll('.skill').forEach(skill =&gt; {</text:p>
      <text:p text:style-name="Normal"/>
      <text:p text:style-name="Normal"><text:s text:c="8"/>skill.addEventListener('click', () =&gt; {</text:p>
      <text:p text:style-name="Normal"/>
      <text:p text:style-name="Normal"><text:s text:c="12"/>alert("<text:span text:style-name="T2">✨</text:span><text:s/>Kỹ năng: " + skill.innerText);</text:p>
      <text:p text:style-name="Normal"/>
      <text:p text:style-name="Normal"><text:s text:c="8"/>});</text:p>
      <text:p text:style-name="Normal"/>
      <text:p text:style-name="Normal"><text:s text:c="4"/>});</text:p>
      <text:p text:style-name="Normal"/>
      <text:p text:style-name="Normal"><text:s text:c="4"/>// DOWNLOAD BUTTON</text:p>
      <text:p text:style-name="Normal"><text:s text:c="4"/>document.getElementById('cvBtn').addEventListener('click', function(e){</text:p>
      <text:p text:style-name="Normal"/>
      <text:p text:style-name="Normal"><text:s text:c="8"/>e.preventDefault();</text:p>
      <text:p text:style-name="Normal"/>
      <text:p text:style-name="Normal"><text:s text:c="8"/>alert("<text:span text:style-name="T3">📄</text:span><text:s/>Portfolio PDF đang được cập nhật!");</text:p>
      <text:p text:style-name="Normal"/>
      <text:p text:style-name="Normal"><text:s text:c="4"/>});</text:p>
      <text:p text:style-name="Normal"/>
      <text:p text:style-name="Normal">&lt;/script&gt;</text:p>
      <text:p text:style-name="Normal"/>
      <text:p text:style-name="Normal">&lt;/body&gt;</text:p>
      <text:p text:style-name="Normal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rial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vi" fo:country="VN" style:language-asian="vi" style:country-asian="V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imes New Roman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Times New Roman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Times New Roman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Times New Roman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Times New Roman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gocthao03081994@gmail.com</meta:initial-creator>
    <dc:creator>ngocthao03081994@gmail.com</dc:creator>
    <meta:creation-date>2026-05-11T14:51:00Z</meta:creation-date>
    <dc:date>2026-05-11T14:51:00Z</dc:date>
    <meta:template xlink:href="Normal.dotm" xlink:type="simple"/>
    <meta:editing-cycles>2</meta:editing-cycles>
    <meta:editing-duration>PT0S</meta:editing-duration>
    <meta:document-statistic meta:page-count="1" meta:paragraph-count="29" meta:word-count="2195" meta:character-count="14681" meta:row-count="104" meta:non-whitespace-character-count="12515"/>
  </office:meta>
</office:document-meta>
</file>